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o Light" svg:font-family="'Lato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Lato Light" fo:font-size="8pt" fo:font-weight="normal" officeooo:rsid="032bf674" officeooo:paragraph-rsid="00187242" style:font-size-asian="8pt" style:font-weight-asian="normal" style:font-size-complex="8pt" style:font-weight-complex="normal"/>
    </style:style>
    <style:style style:name="P2" style:family="paragraph" style:parent-style-name="Standard">
      <style:paragraph-properties fo:text-align="justify" style:justify-single-word="false"/>
      <style:text-properties style:font-name="Lato Light" fo:font-size="8pt" fo:font-weight="normal" officeooo:rsid="0310d6b0" officeooo:paragraph-rsid="00187242" style:font-size-asian="8pt" style:font-weight-asian="normal" style:font-size-complex="8pt" style:font-weight-complex="normal"/>
    </style:style>
    <style:style style:name="P3" style:family="paragraph" style:parent-style-name="Standard">
      <style:paragraph-properties fo:text-align="justify" style:justify-single-word="false"/>
      <style:text-properties style:font-name="Lato Light" fo:font-size="7pt" fo:font-weight="normal" officeooo:rsid="0310d6b0" officeooo:paragraph-rsid="00187242" style:font-size-asian="7pt" style:font-weight-asian="normal" style:font-size-complex="7pt" style:font-weight-complex="normal"/>
    </style:style>
    <style:style style:name="P4" style:family="paragraph" style:parent-style-name="Standard">
      <style:paragraph-properties fo:text-align="justify" style:justify-single-word="false"/>
      <style:text-properties style:font-name="Lato Light" fo:font-size="7pt" fo:font-weight="bold" officeooo:rsid="0310d6b0" officeooo:paragraph-rsid="00187242" style:font-size-asian="7pt" style:font-weight-asian="bold" style:font-size-complex="7pt" style:font-weight-complex="bold"/>
    </style:style>
    <style:style style:name="P5" style:family="paragraph" style:parent-style-name="Standard">
      <style:paragraph-properties fo:text-align="center" style:justify-single-word="false"/>
      <style:text-properties fo:font-weight="bold" officeooo:rsid="0191fcbf" officeooo:paragraph-rsid="00187242" style:font-weight-asian="bold" style:font-weight-complex="bold"/>
    </style:style>
    <style:style style:name="P6" style:family="paragraph" style:parent-style-name="Standard">
      <style:paragraph-properties fo:text-align="justify" style:justify-single-word="false"/>
      <style:text-properties fo:font-weight="bold" officeooo:rsid="0191fcbf" officeooo:paragraph-rsid="00187242" style:font-weight-asian="bold" style:font-weight-complex="bold"/>
    </style:style>
    <style:style style:name="P7" style:family="paragraph" style:parent-style-name="Standard">
      <style:paragraph-properties fo:text-align="start" style:justify-single-word="false"/>
      <style:text-properties fo:font-weight="bold" officeooo:rsid="0220e4b1" officeooo:paragraph-rsid="00192e3c" style:font-weight-asian="bold" style:font-weight-complex="bold"/>
    </style:style>
    <style:style style:name="P8" style:family="paragraph" style:parent-style-name="Standard">
      <style:paragraph-properties fo:text-align="justify" style:justify-single-word="false"/>
      <style:text-properties fo:font-weight="bold" officeooo:rsid="032bf674" officeooo:paragraph-rsid="00187242" style:font-weight-asian="bold" style:font-weight-complex="bold"/>
    </style:style>
    <style:style style:name="P9" style:family="paragraph" style:parent-style-name="Standard">
      <style:paragraph-properties fo:text-align="justify" style:justify-single-word="false"/>
      <style:text-properties fo:font-weight="bold" officeooo:rsid="018d10dc" officeooo:paragraph-rsid="00187242" style:font-weight-asian="bold" style:font-weight-complex="bold"/>
    </style:style>
    <style:style style:name="P10" style:family="paragraph" style:parent-style-name="Standard">
      <style:paragraph-properties fo:text-align="justify" style:justify-single-word="false"/>
      <style:text-properties fo:font-weight="bold" officeooo:rsid="030c242a" officeooo:paragraph-rsid="00187242" style:font-weight-asian="bold" style:font-weight-complex="bold"/>
    </style:style>
    <style:style style:name="P11" style:family="paragraph" style:parent-style-name="Standard">
      <style:paragraph-properties fo:text-align="justify" style:justify-single-word="false"/>
      <style:text-properties fo:font-weight="bold" officeooo:rsid="0310d6b0" officeooo:paragraph-rsid="00187242" style:font-weight-asian="bold" style:font-weight-complex="bold"/>
    </style:style>
    <style:style style:name="P12" style:family="paragraph" style:parent-style-name="Standard">
      <style:paragraph-properties fo:text-align="start" style:justify-single-word="false"/>
      <style:text-properties fo:font-weight="bold" officeooo:rsid="00192e3c" officeooo:paragraph-rsid="00192e3c" style:font-weight-asian="bold" style:font-weight-complex="bold"/>
    </style:style>
    <style:style style:name="P13" style:family="paragraph" style:parent-style-name="Standard">
      <style:paragraph-properties fo:text-align="justify" style:justify-single-word="false"/>
      <style:text-properties fo:font-weight="normal" officeooo:rsid="0305a1e5" officeooo:paragraph-rsid="00187242" style:font-weight-asian="normal" style:font-weight-complex="normal"/>
    </style:style>
    <style:style style:name="P14" style:family="paragraph" style:parent-style-name="Standard">
      <style:paragraph-properties fo:text-align="justify" style:justify-single-word="false"/>
      <style:text-properties fo:font-weight="normal" officeooo:rsid="032bf674" officeooo:paragraph-rsid="00187242" style:font-weight-asian="normal" style:font-weight-complex="normal"/>
    </style:style>
    <style:style style:name="P15" style:family="paragraph" style:parent-style-name="Standard">
      <style:paragraph-properties fo:text-align="justify" style:justify-single-word="false"/>
      <style:text-properties fo:font-weight="normal" officeooo:rsid="032ded2d" officeooo:paragraph-rsid="00187242" style:font-weight-asian="normal" style:font-weight-complex="normal"/>
    </style:style>
    <style:style style:name="P16" style:family="paragraph" style:parent-style-name="Standard">
      <style:paragraph-properties fo:text-align="justify" style:justify-single-word="false"/>
      <style:text-properties fo:font-weight="normal" officeooo:rsid="018d10dc" officeooo:paragraph-rsid="00187242" style:font-weight-asian="normal" style:font-weight-complex="normal"/>
    </style:style>
    <style:style style:name="P17" style:family="paragraph" style:parent-style-name="Standard">
      <style:paragraph-properties fo:text-align="justify" style:justify-single-word="false"/>
      <style:text-properties fo:font-weight="normal" officeooo:rsid="0316ed5d" officeooo:paragraph-rsid="00187242" style:font-weight-asian="normal" style:font-weight-complex="normal"/>
    </style:style>
    <style:style style:name="P18" style:family="paragraph" style:parent-style-name="Standard">
      <style:paragraph-properties fo:text-align="justify" style:justify-single-word="false"/>
      <style:text-properties fo:font-weight="normal" officeooo:rsid="0310d6b0" officeooo:paragraph-rsid="00187242" style:font-weight-asian="normal" style:font-weight-complex="normal"/>
    </style:style>
    <style:style style:name="P19" style:family="paragraph" style:parent-style-name="Standard">
      <style:paragraph-properties fo:text-align="justify" style:justify-single-word="false"/>
      <style:text-properties style:use-window-font-color="true" fo:font-weight="normal" officeooo:rsid="03077e5f" officeooo:paragraph-rsid="00187242" style:font-weight-asian="normal" style:font-weight-complex="normal"/>
    </style:style>
    <style:style style:name="P20" style:family="paragraph" style:parent-style-name="Standard">
      <style:paragraph-properties fo:text-align="justify" style:justify-single-word="false"/>
      <style:text-properties style:use-window-font-color="true" fo:font-weight="normal" officeooo:rsid="0221cceb" officeooo:paragraph-rsid="00187242" style:font-weight-asian="normal" style:font-weight-complex="normal"/>
    </style:style>
    <style:style style:name="P21" style:family="paragraph" style:parent-style-name="Standard">
      <style:paragraph-properties fo:text-align="justify" style:justify-single-word="false"/>
      <style:text-properties style:use-window-font-color="true" fo:font-weight="normal" officeooo:rsid="031c5442" officeooo:paragraph-rsid="00187242" style:font-weight-asian="normal" style:font-weight-complex="normal"/>
    </style:style>
    <style:style style:name="P22" style:family="paragraph" style:parent-style-name="Standard">
      <style:paragraph-properties fo:text-align="justify" style:justify-single-word="false"/>
      <style:text-properties style:use-window-font-color="true" fo:font-weight="normal" officeooo:rsid="0319b4a1" officeooo:paragraph-rsid="00187242" style:font-weight-asian="normal" style:font-weight-complex="normal"/>
    </style:style>
    <style:style style:name="P23" style:family="paragraph" style:parent-style-name="Standard">
      <style:paragraph-properties fo:text-align="justify" style:justify-single-word="false"/>
      <style:text-properties style:use-window-font-color="true" fo:font-weight="normal" officeooo:rsid="033db3e7" officeooo:paragraph-rsid="00187242" style:font-weight-asian="normal" style:font-weight-complex="normal"/>
    </style:style>
    <style:style style:name="P24" style:family="paragraph" style:parent-style-name="Standard">
      <style:paragraph-properties fo:text-align="justify" style:justify-single-word="false"/>
      <style:text-properties style:use-window-font-color="true" fo:font-weight="normal" officeooo:rsid="032bf674" officeooo:paragraph-rsid="00187242" style:font-weight-asian="normal" style:font-weight-complex="normal"/>
    </style:style>
    <style:style style:name="P25" style:family="paragraph" style:parent-style-name="Standard">
      <style:paragraph-properties fo:text-align="justify" style:justify-single-word="false"/>
      <style:text-properties style:use-window-font-color="true" fo:font-weight="normal" officeooo:rsid="02ff8bed" officeooo:paragraph-rsid="00187242" style:font-weight-asian="normal" style:font-weight-complex="normal"/>
    </style:style>
    <style:style style:name="P26" style:family="paragraph" style:parent-style-name="Standard">
      <style:paragraph-properties fo:text-align="justify" style:justify-single-word="false"/>
      <style:text-properties style:use-window-font-color="true" fo:font-style="normal" fo:font-weight="normal" officeooo:rsid="031c5442" officeooo:paragraph-rsid="00187242"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use-window-font-color="true" fo:font-style="normal" fo:font-weight="normal" officeooo:rsid="033db3e7" officeooo:paragraph-rsid="00187242"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use-window-font-color="true" fo:font-style="normal" fo:font-weight="normal" officeooo:rsid="032bf674" officeooo:paragraph-rsid="00187242"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use-window-font-color="true" style:font-name="Lato Light" fo:font-size="9pt" fo:font-weight="normal" officeooo:rsid="031c5442" officeooo:paragraph-rsid="00187242" style:font-size-asian="9pt" style:font-weight-asian="normal" style:font-size-complex="9pt" style:font-weight-complex="normal"/>
    </style:style>
    <style:style style:name="P30" style:family="paragraph" style:parent-style-name="Standard">
      <style:paragraph-properties fo:text-align="justify" style:justify-single-word="false"/>
      <style:text-properties style:use-window-font-color="true" style:font-name="Lato Light" fo:font-size="9pt" fo:font-weight="normal" officeooo:rsid="031c5442" officeooo:paragraph-rsid="00187242" style:font-size-asian="9pt" style:font-weight-asian="normal" style:font-size-complex="9pt" style:font-weight-complex="normal"/>
    </style:style>
    <style:style style:name="P31" style:family="paragraph" style:parent-style-name="Standard">
      <style:paragraph-properties fo:text-align="justify" style:justify-single-word="false"/>
      <style:text-properties style:use-window-font-color="true" style:font-name="Lato Light" fo:font-size="9pt" fo:font-weight="normal" officeooo:rsid="03036e1e" officeooo:paragraph-rsid="00187242" style:font-size-asian="9pt" style:font-weight-asian="normal" style:font-size-complex="9pt" style:font-weight-complex="normal"/>
    </style:style>
    <style:style style:name="P32" style:family="paragraph" style:parent-style-name="Standard">
      <style:paragraph-properties fo:text-align="justify" style:justify-single-word="false"/>
      <style:text-properties style:use-window-font-color="true" style:font-name="Lato Light" fo:font-size="9pt" fo:font-style="normal" fo:font-weight="normal" officeooo:rsid="031c5442" officeooo:paragraph-rsid="00187242" style:font-size-asian="9pt" style:font-style-asian="normal" style:font-weight-asian="normal" style:font-size-complex="9pt" style:font-style-complex="normal" style:font-weight-complex="normal"/>
    </style:style>
    <style:style style:name="P33" style:family="paragraph" style:parent-style-name="Standard">
      <style:paragraph-properties fo:text-align="justify" style:justify-single-word="false"/>
      <style:text-properties style:use-window-font-color="true" style:font-name="Lato Light" fo:font-size="9pt" fo:font-style="normal" fo:font-weight="normal" officeooo:rsid="033db3e7" officeooo:paragraph-rsid="00187242" style:font-size-asian="9pt" style:font-style-asian="normal" style:font-weight-asian="normal" style:font-size-complex="9pt" style:font-style-complex="normal" style:font-weight-complex="normal"/>
    </style:style>
    <style:style style:name="P34" style:family="paragraph" style:parent-style-name="Standard">
      <style:paragraph-properties fo:text-align="start" style:justify-single-word="false"/>
      <style:text-properties style:use-window-font-color="true" style:font-name="Lato Light" fo:font-size="9pt" fo:font-weight="bold" officeooo:rsid="0191fcbf" officeooo:paragraph-rsid="00187242" style:font-size-asian="9pt" style:font-weight-asian="bold" style:font-size-complex="9pt" style:font-weight-complex="bold"/>
    </style:style>
    <style:style style:name="P35" style:family="paragraph" style:parent-style-name="Standard">
      <style:paragraph-properties fo:text-align="justify" style:justify-single-word="false"/>
      <style:text-properties style:use-window-font-color="true" style:font-name="Liberation Serif" fo:font-size="12pt" fo:font-weight="normal" officeooo:rsid="033fb34e" officeooo:paragraph-rsid="00187242"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use-window-font-color="true" style:font-name="Liberation Serif" fo:font-size="12pt" fo:font-style="normal" fo:font-weight="normal" officeooo:rsid="03406ed0" officeooo:paragraph-rsid="00187242"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use-window-font-color="true" style:font-name="Liberation Serif" fo:font-size="12pt" fo:font-style="italic" fo:font-weight="normal" officeooo:rsid="033fb34e" officeooo:paragraph-rsid="00187242" style:font-size-asian="10.5pt" style:font-style-asian="italic" style:font-weight-asian="normal" style:font-size-complex="12pt" style:font-style-complex="italic" style:font-weight-complex="normal"/>
    </style:style>
    <style:style style:name="P38" style:family="paragraph" style:parent-style-name="Standard">
      <style:paragraph-properties fo:text-align="justify" style:justify-single-word="false"/>
      <style:text-properties style:use-window-font-color="true" fo:font-weight="bold" officeooo:rsid="0344df0a" officeooo:paragraph-rsid="00187242" style:font-weight-asian="bold" style:font-weight-complex="bold"/>
    </style:style>
    <style:style style:name="P39" style:family="paragraph" style:parent-style-name="Standard">
      <style:paragraph-properties fo:text-align="justify" style:justify-single-word="false"/>
      <style:text-properties style:use-window-font-color="true" fo:font-weight="bold" officeooo:rsid="03036e1e" officeooo:paragraph-rsid="00187242" style:font-weight-asian="bold" style:font-weight-complex="bold"/>
    </style:style>
    <style:style style:name="P40" style:family="paragraph" style:parent-style-name="Standard">
      <style:paragraph-properties fo:text-align="start" style:justify-single-word="false"/>
      <style:text-properties style:use-window-font-color="true" style:font-name="Liberation Serif" fo:font-size="12pt" fo:font-weight="normal" officeooo:rsid="030a09bf" officeooo:paragraph-rsid="00192e3c"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use-window-font-color="true" style:font-name="Lato Light" fo:font-size="9pt" fo:font-weight="normal" officeooo:rsid="030a09bf" officeooo:paragraph-rsid="00192e3c" style:font-size-asian="9pt" style:font-weight-asian="normal" style:font-size-complex="9pt" style:font-weight-complex="normal"/>
    </style:style>
    <style:style style:name="P42" style:family="paragraph" style:parent-style-name="Standard">
      <style:paragraph-properties fo:text-align="justify" style:justify-single-word="false"/>
      <style:text-properties fo:color="#ed1c24" fo:font-weight="normal" officeooo:rsid="02ff8bed" officeooo:paragraph-rsid="00187242" style:font-weight-asian="normal" style:font-weight-complex="normal"/>
    </style:style>
    <style:style style:name="P43" style:family="paragraph" style:parent-style-name="Standard">
      <style:paragraph-properties fo:text-align="center" style:justify-single-word="false"/>
      <style:text-properties fo:color="#000000" fo:font-weight="bold" officeooo:rsid="0191fcbf" officeooo:paragraph-rsid="00187242" style:font-weight-asian="bold" style:font-weight-complex="bold"/>
    </style:style>
    <style:style style:name="P44" style:family="paragraph" style:parent-style-name="Standard">
      <style:paragraph-properties fo:text-align="center" style:justify-single-word="false"/>
      <style:text-properties fo:font-size="14pt" fo:font-weight="bold" officeooo:rsid="0191fcbf" officeooo:paragraph-rsid="00187242" style:font-size-asian="14pt" style:font-weight-asian="bold" style:font-size-complex="14pt" style:font-weight-complex="bold"/>
    </style:style>
    <style:style style:name="P45" style:family="paragraph" style:parent-style-name="Standard">
      <style:paragraph-properties fo:text-align="start" style:justify-single-word="false"/>
      <style:text-properties fo:font-size="10pt" fo:font-weight="bold" officeooo:rsid="00192e3c" officeooo:paragraph-rsid="00192e3c" style:font-size-asian="10pt" style:font-weight-asian="bold" style:font-size-complex="10pt" style:font-weight-complex="bold"/>
    </style:style>
    <style:style style:name="P46" style:family="paragraph" style:parent-style-name="Standard">
      <style:paragraph-properties fo:text-align="start" style:justify-single-word="false"/>
      <style:text-properties fo:font-size="10pt" fo:font-style="italic" fo:font-weight="bold" officeooo:rsid="0220e4b1" officeooo:paragraph-rsid="00192e3c" style:font-size-asian="10pt" style:font-style-asian="italic" style:font-weight-asian="bold" style:font-size-complex="10pt" style:font-style-complex="italic" style:font-weight-complex="bold"/>
    </style:style>
    <style:style style:name="P47" style:family="paragraph" style:parent-style-name="Standard">
      <style:paragraph-properties fo:text-align="center" style:justify-single-word="false" fo:break-before="page"/>
      <style:text-properties fo:font-weight="bold" officeooo:rsid="0191fcbf" officeooo:paragraph-rsid="00187242" style:font-weight-asian="bold" style:font-weight-complex="bold"/>
    </style:style>
    <style:style style:name="P48"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fo:color="#684703" fo:font-weight="normal" officeooo:rsid="0191fcbf" officeooo:paragraph-rsid="00187242" style:font-weight-asian="normal" style:font-weight-complex="normal"/>
    </style:style>
    <style:style style:name="P49" style:family="paragraph" style:parent-style-name="Footer">
      <style:paragraph-properties fo:text-align="center" style:justify-single-word="false"/>
      <style:text-properties fo:font-size="10pt" style:font-size-asian="10pt" style:font-size-complex="10pt"/>
    </style:style>
    <style:style style:name="P50" style:family="paragraph" style:parent-style-name="Footnote">
      <style:text-properties officeooo:rsid="00187242" officeooo:paragraph-rsid="00187242"/>
    </style:style>
    <style:style style:name="P51" style:family="paragraph" style:parent-style-name="Footnote">
      <style:text-properties officeooo:rsid="00192e3c" officeooo:paragraph-rsid="00192e3c"/>
    </style:style>
    <style:style style:name="T1" style:family="text">
      <style:text-properties fo:color="#21409a" officeooo:rsid="00187242"/>
    </style:style>
    <style:style style:name="T2" style:family="text">
      <style:text-properties officeooo:rsid="0305a1e5"/>
    </style:style>
    <style:style style:name="T3" style:family="text">
      <style:text-properties fo:font-weight="normal" style:font-weight-asian="normal" style:font-weight-complex="normal"/>
    </style:style>
    <style:style style:name="T4" style:family="text">
      <style:text-properties fo:font-weight="normal" officeooo:rsid="019a8c84" style:font-weight-asian="normal" style:font-weight-complex="normal"/>
    </style:style>
    <style:style style:name="T5" style:family="text">
      <style:text-properties fo:font-weight="normal" officeooo:rsid="0305a1e5" style:font-weight-asian="normal" style:font-weight-complex="normal"/>
    </style:style>
    <style:style style:name="T6" style:family="text">
      <style:text-properties fo:font-weight="normal" officeooo:rsid="0316620a" style:font-weight-asian="normal" style:font-weight-complex="normal"/>
    </style:style>
    <style:style style:name="T7" style:family="text">
      <style:text-properties fo:font-weight="normal" officeooo:rsid="0316ed5d" style:font-weight-asian="normal" style:font-weight-complex="normal"/>
    </style:style>
    <style:style style:name="T8" style:family="text">
      <style:text-properties fo:font-weight="normal" officeooo:rsid="019018e8" style:font-weight-asian="normal" style:font-weight-complex="normal"/>
    </style:style>
    <style:style style:name="T9" style:family="text">
      <style:text-properties style:use-window-font-color="true"/>
    </style:style>
    <style:style style:name="T10" style:family="text">
      <style:text-properties style:use-window-font-color="true" officeooo:rsid="0191fcbf"/>
    </style:style>
    <style:style style:name="T11" style:family="text">
      <style:text-properties style:use-window-font-color="true" fo:font-weight="normal" style:font-weight-asian="normal" style:font-weight-complex="normal"/>
    </style:style>
    <style:style style:name="T12" style:family="text">
      <style:text-properties style:use-window-font-color="true" fo:font-weight="normal" officeooo:rsid="0191fcbf" style:font-weight-asian="normal" style:font-weight-complex="normal"/>
    </style:style>
    <style:style style:name="T13" style:family="text">
      <style:text-properties style:use-window-font-color="true" fo:font-weight="normal" officeooo:rsid="0305a1e5" style:font-weight-asian="normal" style:font-weight-complex="normal"/>
    </style:style>
    <style:style style:name="T14" style:family="text">
      <style:text-properties style:use-window-font-color="true" fo:font-weight="normal" officeooo:rsid="018d10dc" style:font-weight-asian="normal" style:font-weight-complex="normal"/>
    </style:style>
    <style:style style:name="T15" style:family="text">
      <style:text-properties style:use-window-font-color="true" fo:font-weight="normal" officeooo:rsid="019018e8" style:font-weight-asian="normal" style:font-weight-complex="normal"/>
    </style:style>
    <style:style style:name="T16" style:family="text">
      <style:text-properties style:use-window-font-color="true" fo:font-weight="normal" officeooo:rsid="00192e3c" style:font-weight-asian="normal" style:font-weight-complex="normal"/>
    </style:style>
    <style:style style:name="T17" style:family="text">
      <style:text-properties style:use-window-font-color="true" fo:font-size="10pt" fo:font-weight="normal" style:font-size-asian="10pt" style:font-weight-asian="normal" style:font-size-complex="10pt" style:font-weight-complex="normal"/>
    </style:style>
    <style:style style:name="T18" style:family="text">
      <style:text-properties style:use-window-font-color="true" fo:font-size="8pt" fo:font-weight="normal" style:font-size-asian="8pt" style:font-weight-asian="normal" style:font-size-complex="8pt" style:font-weight-complex="normal"/>
    </style:style>
    <style:style style:name="T19" style:family="text">
      <style:text-properties officeooo:rsid="03077e5f"/>
    </style:style>
    <style:style style:name="T20" style:family="text">
      <style:text-properties fo:font-weight="bold" style:font-weight-asian="bold" style:font-weight-complex="bold"/>
    </style:style>
    <style:style style:name="T21" style:family="text">
      <style:text-properties fo:font-weight="bold" officeooo:rsid="0191fcbf" style:font-weight-asian="bold" style:font-weight-complex="bold"/>
    </style:style>
    <style:style style:name="T22" style:family="text">
      <style:text-properties fo:font-weight="bold" officeooo:rsid="030a09bf" style:font-weight-asian="bold" style:font-weight-complex="bold"/>
    </style:style>
    <style:style style:name="T23" style:family="text">
      <style:text-properties fo:font-weight="bold" officeooo:rsid="03017347" style:font-weight-asian="bold" style:font-weight-complex="bold"/>
    </style:style>
    <style:style style:name="T24" style:family="text">
      <style:text-properties fo:font-weight="bold" officeooo:rsid="00192e3c" style:font-weight-asian="bold" style:font-weight-complex="bold"/>
    </style:style>
    <style:style style:name="T25" style:family="text">
      <style:text-properties fo:font-weight="bold" officeooo:rsid="0320ccae" style:font-weight-asian="bold" style:font-weight-complex="bold"/>
    </style:style>
    <style:style style:name="T26" style:family="text">
      <style:text-properties fo:font-weight="bold" officeooo:rsid="031c5442" style:font-weight-asian="bold" style:font-weight-complex="bold"/>
    </style:style>
    <style:style style:name="T27" style:family="text">
      <style:text-properties officeooo:rsid="0327f384"/>
    </style:style>
    <style:style style:name="T28" style:family="text">
      <style:text-properties officeooo:rsid="0320ccae"/>
    </style:style>
    <style:style style:name="T29" style:family="text">
      <style:text-properties officeooo:rsid="0191fcbf"/>
    </style:style>
    <style:style style:name="T30" style:family="text">
      <style:text-properties officeooo:rsid="031c5442"/>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31b19a6" style:font-style-asian="normal" style:font-style-complex="normal"/>
    </style:style>
    <style:style style:name="T34" style:family="text">
      <style:text-properties fo:font-style="normal" officeooo:rsid="031f349a" style:font-style-asian="normal" style:font-style-complex="normal"/>
    </style:style>
    <style:style style:name="T35" style:family="text">
      <style:text-properties fo:font-style="normal" officeooo:rsid="0328e757" style:font-style-asian="normal" style:font-style-complex="normal"/>
    </style:style>
    <style:style style:name="T36" style:family="text">
      <style:text-properties fo:font-style="normal" officeooo:rsid="0342c4df" style:font-style-asian="normal" style:font-style-complex="normal"/>
    </style:style>
    <style:style style:name="T37" style:family="text">
      <style:text-properties fo:font-style="normal" officeooo:rsid="0341a75b" style:font-style-asian="normal" style:font-style-complex="normal"/>
    </style:style>
    <style:style style:name="T38" style:family="text">
      <style:text-properties fo:font-style="normal" officeooo:rsid="03406ed0" style:font-style-asian="normal" style:font-style-complex="normal"/>
    </style:style>
    <style:style style:name="T39" style:family="text">
      <style:text-properties fo:font-style="normal" officeooo:rsid="032ded2d"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191fcbf" style:font-style-asian="normal" style:font-weight-asian="bold" style:font-style-complex="normal" style:font-weight-complex="bold"/>
    </style:style>
    <style:style style:name="T42" style:family="text">
      <style:text-properties fo:color="#ed1c24" fo:font-style="normal" style:font-style-asian="normal" style:font-style-complex="normal"/>
    </style:style>
    <style:style style:name="T43" style:family="text">
      <style:text-properties fo:color="#ed1c24" fo:font-weight="normal" officeooo:rsid="0316ed5d" style:font-weight-asian="normal" style:font-weight-complex="normal"/>
    </style:style>
    <style:style style:name="T44" style:family="text">
      <style:text-properties officeooo:rsid="03406ed0"/>
    </style:style>
    <style:style style:name="T45" style:family="text">
      <style:text-properties officeooo:rsid="0349c73e"/>
    </style:style>
    <style:style style:name="T46" style:family="text">
      <style:text-properties officeooo:rsid="030bd527"/>
    </style:style>
    <style:style style:name="T47" style:family="text">
      <style:text-properties officeooo:rsid="030a09bf"/>
    </style:style>
    <style:style style:name="T48" style:family="text">
      <style:text-properties officeooo:rsid="03017347"/>
    </style:style>
    <style:style style:name="T49" style:family="text">
      <style:text-properties officeooo:rsid="03123961"/>
    </style:style>
    <style:style style:name="T50" style:family="text">
      <style:text-properties fo:color="#003d73"/>
    </style:style>
    <style:style style:name="T51" style:family="text">
      <style:text-properties fo:color="#003d73" officeooo:rsid="030c242a"/>
    </style:style>
    <style:style style:name="T52" style:family="text">
      <style:text-properties officeooo:rsid="019018e8"/>
    </style:style>
    <style:style style:name="T53" style:family="text">
      <style:text-properties officeooo:rsid="0316620a"/>
    </style:style>
    <style:style style:name="T54" style:family="text">
      <style:text-properties officeooo:rsid="0316ed5d"/>
    </style:style>
    <style:style style:name="T55" style:family="text">
      <style:text-properties officeooo:rsid="0310d6b0"/>
    </style:style>
    <style:style style:name="T56" style:family="text">
      <style:text-properties officeooo:rsid="03323c2f"/>
    </style:style>
    <style:style style:name="T57" style:family="text">
      <style:text-properties officeooo:rsid="03383410"/>
    </style:style>
    <style:style style:name="T58" style:family="text">
      <style:text-properties fo:color="#000000" officeooo:rsid="0197cd02"/>
    </style:style>
    <style:style style:name="T59" style:family="text">
      <style:text-properties fo:color="#000000" officeooo:rsid="00187242"/>
    </style:style>
    <style:style style:name="T60" style:family="text">
      <style:text-properties fo:color="#000000" fo:font-style="italic" style:font-style-asian="italic" style:font-style-complex="italic"/>
    </style:style>
    <style:style style:name="T61" style:family="text">
      <style:text-properties fo:color="#000000" officeooo:rsid="00192e3c"/>
    </style:style>
    <style:style style:name="T62" style:family="text">
      <style:text-properties officeooo:rsid="00192e3c"/>
    </style:style>
    <style:style style:name="T63" style:family="text">
      <style:text-properties officeooo:rsid="001a9f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61">E</text:span><text:span text:style-name="T58">xplanation </text:span><text:span text:style-name="T59">on </text:span><text:span text:style-name="T61">the</text:span></text:p>
      <text:p text:style-name="P44"><text:span text:style-name="T1">startup_TRB49.sh script</text:span></text:p>
      <text:p text:style-name="P48"><text:span text:style-name="T60"><text:s/>Sequence of commands and details on the required files</text:span><text:span text:style-name="T31"> </text:span></text:p>
      <text:p text:style-name="P43"/>
      <text:p text:style-name="P5"/>
      <text:p text:style-name="P5"/>
      <text:p text:style-name="P7"><text:span text:style-name="T2">The script called to startup </text:span><text:span text:style-name="T4">TRB3 and initialize ADC AddOns </text:span><text:span text:style-name="T5">is</text:span><text:span text:style-name="T3"> </text:span><text:span text:style-name="T10">startup_TRB49.sh</text:span><text:span text:style-name="T10"><text:note text:id="ftn1" text:note-class="footnote"><text:note-citation>1</text:note-citation><text:note-body><text:p text:style-name="P51">A copy of the <text:span text:style-name="T63">startup_TRB49.sh </text:span>script is available in this document.</text:p></text:note-body></text:note></text:span><text:span text:style-name="T12"> </text:span></text:p>
      <text:p text:style-name="P7"><text:span text:style-name="T12"/></text:p>
      <text:p text:style-name="P46"><text:span text:style-name="T13">[</text:span><text:span text:style-name="T16">Local reference: </text:span><text:span text:style-name="T14">/</text:span><text:span text:style-name="T15">home/odroid/trbsoft/userscripts/trb49</text:span><text:span text:style-name="T12">/</text:span><text:span text:style-name="T13">]</text:span></text:p>
      <text:p text:style-name="P12"><text:span text:style-name="T11"/></text:p>
      <text:p text:style-name="P12"><text:span text:style-name="T11">The file can be downloaded from the repository</text:span><text:span text:style-name="T17"> (inside the directory /userscripts_trb49_on_control_unit_OdroidC2):</text:span></text:p>
      <text:p text:style-name="P45"><text:span text:style-name="T9">https://github.com/jsmarcos/TRB3-GSI-based-DAQ</text:span></text:p>
      <text:p text:style-name="P12"><text:a xlink:type="simple" xlink:href="https://raw.githubusercontent.com/jsmarcos/TRB3-GSI-based-DAQ/master/userscripts_trb49_on_control_unit_OdroidC2/startup_TRB49.sh" text:style-name="Internet_20_link" text:visited-style-name="Visited_20_Internet_20_Link"><text:span text:style-name="T17"/></text:a></text:p>
      <text:p text:style-name="P12"><text:span text:style-name="T17">Direct link: </text:span><text:a xlink:type="simple" xlink:href="https://raw.githubusercontent.com/jsmarcos/TRB3-GSI-based-DAQ/master/userscripts_trb49_on_control_unit_OdroidC2/startup_TRB49.sh" text:style-name="Internet_20_link" text:visited-style-name="Visited_20_Internet_20_Link"><text:span text:style-name="T18">https://raw.githubusercontent.com/jsmarcos/TRB3-GSI-based-DAQ/master/userscripts_trb49_on_control_unit_OdroidC2/startup_TRB49.sh</text:span></text:a></text:p>
      <text:p text:style-name="P12"><text:span text:style-name="T11"/></text:p>
      <text:p text:style-name="P13"/>
      <text:p text:style-name="P19">It sends the configuration of several parameters in the FPGA and ADC AddOns of TRB3 board, throught the application ‘trbcmd’, <text:span text:style-name="T27">which sends commands to TRB3.</text:span></text:p>
      <text:p text:style-name="P20"/>
      <text:p text:style-name="P21">→<text:span text:style-name="T28"> </text:span><text:span text:style-name="T25">Four</text:span><text:span text:style-name="T20"> operations</text:span> executed by the <text:span text:style-name="T21">startup_TRB49.sh</text:span><text:span text:style-name="T29"> </text:span>script:</text:p>
      <text:p text:style-name="P21"/>
      <text:p text:style-name="P22"><text:span text:style-name="T30">1) Check if there is </text:span><text:span text:style-name="T26">communication with TRB3 boar</text:span><text:span text:style-name="T30">d, reset the system and ask for the available “endpoints” (FPGAs). This is done through </text:span>two Perl scripts: <text:span text:style-name="T31">check_ping.pl</text:span> and <text:span text:style-name="T31">trbreset_loop.pl </text:span><text:span text:style-name="T33">refered to below.</text:span></text:p>
      <text:p text:style-name="P22"><text:span text:style-name="T33"/></text:p>
      <text:p text:style-name="P21"><text:span text:style-name="T32">2) </text:span><text:span text:style-name="T33">S</text:span><text:span text:style-name="T32">et the name of the </text:span><text:span text:style-name="T40">available FPGAs</text:span><text:span text:style-name="T32"> (</text:span><text:span text:style-name="T42">confirm</text:span><text:span text:style-name="T32">)</text:span></text:p>
      <text:p text:style-name="P21"><text:span text:style-name="T32"/></text:p>
      <text:p text:style-name="P21"><text:span text:style-name="T32">3) Set the </text:span><text:span text:style-name="T40">GbE settings</text:span><text:span text:style-name="T32"> </text:span><text:span text:style-name="T34">throught the Perl script </text:span><text:span text:style-name="T40">loadregisterdb.pl</text:span><text:span text:style-name="T32">, taking the </text:span><text:span text:style-name="T34">required information </text:span><text:span text:style-name="T32">from Perl database (text file</text:span><text:span text:style-name="T35">s</text:span><text:span text:style-name="T32">).</text:span><text:span text:style-name="T34"> </text:span><text:span text:style-name="T35">Example</text:span><text:span text:style-name="T34"> </text:span><text:span text:style-name="T35">of a setting: </text:span><text:span text:style-name="T32">IP addresses and ports </text:span><text:span text:style-name="T34">of the machine that will recieve the .HLD files with the channels waveforms.</text:span></text:p>
      <text:p text:style-name="P26"/>
      <text:p text:style-name="P23"><text:span text:style-name="T32">Below are the Perl command used in the </text:span><text:span text:style-name="T41">startup_TRB49.sh </text:span><text:span text:style-name="T32">script</text:span><text:span text:style-name="T32"><text:note text:id="ftn0" text:note-class="footnote"><text:note-citation>2</text:note-citation><text:note-body><text:p text:style-name="P50">The databases (.db files) passed as argument of the Perl scripts are copied in the end of this document.</text:p></text:note-body></text:note></text:span><text:span text:style-name="T32">:</text:span></text:p>
      <text:p text:style-name="P27"/>
      <text:p text:style-name="P29"><text:span text:style-name="T40">loadregisterdb.pl</text:span><text:span text:style-name="T32"> db/register_configgbe.db<text:tab/># must be changed accordingly (ID of the CTS_FPGA as defined above)</text:span></text:p>
      <text:p text:style-name="P29"><text:span text:style-name="T40">loadregisterdb.pl </text:span><text:span text:style-name="T32">db/register_configgbe_ip.db<text:tab/># must be changed accordingly (DAQ_MAC + IP + Dest Port (used in EventBuilder_TRB186.xml))</text:span></text:p>
      <text:p text:style-name="P32"/>
      <text:p text:style-name="P32">#echo "TDC settings"</text:p>
      <text:p text:style-name="P30"><text:span text:style-name="T40">loadregisterdb.pl</text:span><text:span text:style-name="T32"> db/register_configtdc.db</text:span></text:p>
      <text:p text:style-name="P26"/>
      <text:p text:style-name="P27"/>
      <text:p text:style-name="P23"><text:span text:style-name="T32">Note that in the beginning of the </text:span><text:span text:style-name="T41">startup_TRB49.sh </text:span><text:span text:style-name="T32">script the path for the Perl application loadregisterdb.pl is defined, through the commands:</text:span></text:p>
      <text:p text:style-name="P27"/>
      <text:p text:style-name="P33">DAQ_TOOLS_PATH=~/trbsoft/daqtools</text:p>
      <text:p text:style-name="P33">export PATH=$PATH:$DAQ_TOOLS_PATH</text:p>
      <text:p text:style-name="P33">export PATH=$PATH:$DAQ_TOOLS_PATH/tools </text:p>
      <text:p text:style-name="P33"/>
      <text:p text:style-name="P35"><text:span text:style-name="T36">In the current software installation, th</text:span><text:span text:style-name="T32">e Perl databases </text:span><text:span text:style-name="T36">are</text:span><text:span text:style-name="T37"> saved in </text:span><text:span text:style-name="T36">a directory “db”, inside the</text:span><text:span text:style-name="T37"> <text:s/></text:span><text:span text:style-name="T41">startup_TRB49.sh:</text:span></text:p>
      <text:p text:style-name="P36"/>
      <text:p text:style-name="P37"><text:span text:style-name="T44">/</text:span><text:span text:style-name="T38">home/odroid/trbsoft/userscripts/trb49/db</text:span></text:p>
      <text:p text:style-name="P27"/>
      <text:p text:style-name="P27"/>
      <text:p text:style-name="P8"><text:span text:style-name="T3">4) </text:span>Setting up the ADCs AddOns</text:p>
      <text:p text:style-name="P14"/>
      <text:p text:style-name="P15"><text:soft-page-break/>The FPGAs that control the ADCs AddOns are initialized and configured with the parameters written in the script (passed as argument in ‘trbcmd’).</text:p>
      <text:p text:style-name="P15"/>
      <text:p text:style-name="P24"><text:span text:style-name="T39">Examples of parameters are: </text:span><text:span text:style-name="T32">number of samples, trigger thresholds, downsampling </text:span><text:span text:style-name="T39">factor</text:span><text:span text:style-name="T32">, </text:span><text:span text:style-name="T39">number of the </text:span><text:span text:style-name="T32">trigger channels , etc.</text:span></text:p>
      <text:p text:style-name="P28"/>
      <text:p text:style-name="P28"/>
      <text:p text:style-name="P38">→<text:span text:style-name="T45"> </text:span>NOTES:</text:p>
      <text:p text:style-name="P19"/>
      <text:p text:style-name="P25">Note that when called remotely, the <text:span text:style-name="T21">startup_TRB49.sh </text:span>script does not launch the CTS <text:span text:style-name="T46">web </text:span>controller <text:span text:style-name="T47">in the end. Is does that <text:s/>operation when it is called in the controller machine directly.</text:span></text:p>
      <text:p text:style-name="P25"/>
      <text:p text:style-name="P25"><text:span text:style-name="T47">There is a specific script to be executed from remote: </text:span><text:span text:style-name="T21">startup_TRB49_</text:span><text:span text:style-name="T22">remotely</text:span><text:span text:style-name="T21">.sh</text:span><text:span text:style-name="T21"><text:note text:id="ftn2" text:note-class="footnote"><text:note-citation>3</text:note-citation><text:note-body><text:p text:style-name="P51">This file is also available in the repository <text:a xlink:type="simple" xlink:href="https://github.com/jsmarcos/TRB3-GSI-based-DAQ" text:style-name="Internet_20_link" text:visited-style-name="Visited_20_Internet_20_Link">https://github.com/jsmarcos/TRB3-GSI-based-DAQ</text:a>, inside the directory /userscripts_trb49_on_control_unit_OdroidC2</text:p></text:note-body></text:note></text:span><text:span text:style-name="T21">.</text:span><text:span text:style-name="T29"> </text:span></text:p>
      <text:p text:style-name="P25"><text:span text:style-name="T29">The differences are only two in the remote case: 1) <text:s/>the path for the executable ‘trbcmd’ is explicitly writen and 2) the CTS web controller is not lauched in the end of the script. In remote case, the CTS controller is launched from o</text:span>ther script called <text:span text:style-name="T20">launch_cts.</text:span><text:span text:style-name="T23">sh</text:span><text:span text:style-name="T48">.</text:span></text:p>
      <text:p text:style-name="P42"/>
      <text:p text:style-name="P39"><text:span text:style-name="T3">Code of the </text:span>script launch_cts.sh</text:p>
      <text:p text:style-name="P31">#!/bin/bash</text:p>
      <text:p text:style-name="P31"/>
      <text:p text:style-name="P31">export DAQOPSERVER=localhost:1 #Check if it is needed</text:p>
      <text:p text:style-name="P31"/>
      <text:p text:style-name="P31">echo "Launching cts_gui"</text:p>
      <text:p text:style-name="P31"/>
      <text:p text:style-name="P31">pkill -f "perl /home/odroid/trbsoft/daqtools/web/cts_gui"</text:p>
      <text:p text:style-name="P31">cd /home/odroid/trbsoft/daqtools/web/</text:p>
      <text:p text:style-name="P31">/home/odroid/trbsoft/daqtools/web/cts_gui # removed'&amp;' in the end of the line. Jan 2019. JM</text:p>
      <text:p text:style-name="P31">#/home/odroid/trbsoft/daqtools/web/httpi localhost 1234 &amp;</text:p>
      <text:p text:style-name="P31"/>
      <text:p text:style-name="P31">#Load CTS configuration</text:p>
      <text:p text:style-name="P31">#cd /home/odroid/trbsoft/userscripts/trb49/</text:p>
      <text:p text:style-name="P31">#sh ./cts-dump-remotely.sh</text:p>
      <text:p text:style-name="P31"/>
      <text:p text:style-name="P34"/>
      <text:p text:style-name="P40"><text:span text:style-name="T62">C</text:span>ode <text:span text:style-name="T62">of the main script </text:span><text:span text:style-name="T24">startup_TRB49.sh</text:span></text:p>
      <text:p text:style-name="P40"><text:span text:style-name="T24"/></text:p>
      <text:p text:style-name="P41">#!/bin/bash</text:p>
      <text:p text:style-name="P41"/>
      <text:p text:style-name="P41">#sleep 60</text:p>
      <text:p text:style-name="P41">cd /home/odroid/trbsoft/userscripts/trb49</text:p>
      <text:p text:style-name="P41"/>
      <text:p text:style-name="P41">#to run the script from the crontab:</text:p>
      <text:p text:style-name="P41">if [[ -x ~/.bashrc ]]; then</text:p>
      <text:p text:style-name="P41"><text:s text:c="4"/>chmod a+x ~/.bashrc</text:p>
      <text:p text:style-name="P41">fi</text:p>
      <text:p text:style-name="P41">PS1='$ '; source ~/.bashrc</text:p>
      <text:p text:style-name="P41"/>
      <text:p text:style-name="P41">DAQ_TOOLS_PATH=~/trbsoft/daqtools</text:p>
      <text:p text:style-name="P41">export PATH=$PATH:$DAQ_TOOLS_PATH</text:p>
      <text:p text:style-name="P41">export PATH=$PATH:$DAQ_TOOLS_PATH/tools</text:p>
      <text:p text:style-name="P41"/>
      <text:p text:style-name="P41">export DAQOPSERVER=localhost:1</text:p>
      <text:p text:style-name="P41"/>
      <text:p text:style-name="P41">#export TRB3_SERVER=trb012:26000 <text:s text:c="16"/>#change to the respective host name (the same than /etc/hosts)</text:p>
      <text:p text:style-name="P41">export TRB3_SERVER=trb049:26000 <text:s text:c="18"/>#change to the respective host name (the same than /etc/hosts)</text:p>
      <text:p text:style-name="P41">export TRBNETDPID=$(pgrep -f "trbnetd -i 1")</text:p>
      <text:p text:style-name="P41">echo "- trbnetd pid: $TRBNETDPID"</text:p>
      <text:p text:style-name="P41"/>
      <text:p text:style-name="P41">if [[ -z "$TRBNETDPID" ]]</text:p>
      <text:p text:style-name="P41">then</text:p>
      <text:p text:style-name="P41"><text:s text:c="4"/>~/trbsoft/trbnettools/bin/trbnetd -i 1 <text:s text:c="5"/>#starts trbnetd which allows connection with the TRB3; trbnetd -i 1 opens a trbnetd with th$</text:p>
      <text:p text:style-name="P41"><text:soft-page-break/>fi</text:p>
      <text:p text:style-name="P41"/>
      <text:p text:style-name="P41">./check_ping.pl<text:tab/><text:tab/><text:tab/><text:tab/><text:tab/>#ping the TRB, the script must be changed accordingly with the respective TRB name</text:p>
      <text:p text:style-name="P41"/>
      <text:p text:style-name="P41">echo "reset"</text:p>
      <text:p text:style-name="P41">./trbreset_loop.pl<text:tab/><text:tab/><text:tab/><text:tab/>#the # of endpoints must be changed accordingly (5 endpoints for 1 TRB)</text:p>
      <text:p text:style-name="P41">sleep 1;</text:p>
      <text:p text:style-name="P41"/>
      <text:p text:style-name="P41">trbcmd i 0xffff</text:p>
      <text:p text:style-name="P41">#trbcmd s 0x12000002e2d98d28 0x05 0xc001 #CTS TRB12</text:p>
      <text:p text:style-name="P41">#trbcmd s 0xcf000003480d8a28 0x00 0xa001 #ADA1</text:p>
      <text:p text:style-name="P41">#trbcmd s 0x99000002e30e5728 0x01 0xa002 #ADA2</text:p>
      <text:p text:style-name="P41">#trbcmd s 0x4e000002e2e24c28 0x02 0xa003 #ADA3</text:p>
      <text:p text:style-name="P41">#trbcmd s 0x6a000002e2e24328 0x03 0xa004 #not used</text:p>
      <text:p text:style-name="P41">trbcmd s 0x6a000006e95d3528 0x00 0xC310 #ADC</text:p>
      <text:p text:style-name="P41">trbcmd s 0xef000006e95d3228 0x01 0xC311 #ADC</text:p>
      <text:p text:style-name="P41">trbcmd s 0xcf000006e95d1b28 0x02 0xC312 #not used</text:p>
      <text:p text:style-name="P41">trbcmd s 0xb1000006e9545028 0x03 0xC313 #not used</text:p>
      <text:p text:style-name="P41">trbcmd s 0x96000006e95d1828 0x05 0x8000 #CTS TRB49</text:p>
      <text:p text:style-name="P41"/>
      <text:p text:style-name="P41">trbcmd i 0xffff</text:p>
      <text:p text:style-name="P41"/>
      <text:p text:style-name="P41"/>
      <text:p text:style-name="P41">echo "GbE settings"</text:p>
      <text:p text:style-name="P41">loadregisterdb.pl db/register_configgbe.db<text:tab/>#must be changed accordingly (ID of the CTS_FPGA as defined above)</text:p>
      <text:p text:style-name="P41">loadregisterdb.pl db/register_configgbe_ip.db<text:tab/>#must be changed accordingly (DAQ_MAC + IP + Dest Port (used in EventBuilder_TRB186.xml))</text:p>
      <text:p text:style-name="P41"/>
      <text:p text:style-name="P41">#echo "TDC settings"</text:p>
      <text:p text:style-name="P41">loadregisterdb.pl db/register_configtdc.db<text:tab/>#must be changed accordingly (ID of the TDC_FPGAs as defined above)</text:p>
      <text:p text:style-name="P41">#echo "TDC settings end"</text:p>
      <text:p text:style-name="P41"/>
      <text:p text:style-name="P41">#echo "pulser"</text:p>
      <text:p text:style-name="P41"># pulser #0 to 10 kHz</text:p>
      <text:p text:style-name="P41"># trbcmd w 0xc001 0xa156 0x4e20<text:tab/> <text:s/># 0x4268 = 17000 -&gt; 170000 ns = 0.170ms -&gt; 5.88 kHz (1ADC + 1 TDC -&gt; 87MB/s, 8% of deadtime)</text:p>
      <text:p text:style-name="P41"/>
      <text:p text:style-name="P41">#echo "pulser enable"</text:p>
      <text:p text:style-name="P41"># pulser enable</text:p>
      <text:p text:style-name="P41"># trbcmd setbit 0xc001 0xa101 0x2</text:p>
      <text:p text:style-name="P41"/>
      <text:p text:style-name="P41"># JM commented the three commands below, from Alberto/João Saraiva group</text:p>
      <text:p text:style-name="P41">#echo "start trigger"</text:p>
      <text:p text:style-name="P41">#trbcmd w 0xc001 0xa101 0xffff4000<text:tab/>#enable ch14 (coincidence module 0) trg_channel_mask: edge=1111 1111 1111 1111, mask=0000 0000 0010 0000</text:p>
      <text:p text:style-name="P41"/>
      <text:p text:style-name="P41">#echo "start coincidences with detector 1&amp;3"</text:p>
      <text:p text:style-name="P41">#trbcmd w 0xc001 0xa13e 0x30005<text:tab/><text:tab/>#trg_coin_config0: coin_mask=0000 0101, inhibit_mask=0000 0000; window=3 = 30 ns </text:p>
      <text:p text:style-name="P41"/>
      <text:p text:style-name="P41">#echo "limit cts_throttle"</text:p>
      <text:p text:style-name="P41">#trbcmd w 0xc001 0xa00c 0x00000401 <text:s/># cts_throttle: enable=true, stop=false, threshold=1</text:p>
      <text:p text:style-name="P41"/>
      <text:p text:style-name="P41"/>
      <text:p text:style-name="P41">#Threshold Settings - Below some settings of Alberto/João Saraiva group</text:p>
      <text:p text:style-name="P41">#~/trbsoft/daqtools/tools/dac_program.pl ~/trbsoft/userscripts/trb12/thresholds/configFile_a001_40mv</text:p>
      <text:p text:style-name="P41">#~/trbsoft/daqtools/tools/dac_program.pl ~/trbsoft/userscripts/trb12/thresholds/configFile_a002_40mv</text:p>
      <text:p text:style-name="P41">#~/trbsoft/daqtools/tools/dac_program.pl ~/trbsoft/userscripts/trb12/thresholds/configFile_a003_40mv</text:p>
      <text:p text:style-name="P41"/>
      <text:p text:style-name="P41">#setup ADC addon</text:p>
      <text:p text:style-name="P41">Samples=30</text:p>
      <text:p text:style-name="P41">SamplesAfterTrigger=60</text:p>
      <text:p text:style-name="P41">Threshold_Ch9=80</text:p>
      <text:p text:style-name="P41">Threshold_Ch100=220</text:p>
      <text:p text:style-name="P41"/>
      <text:p text:style-name="P41">FPGA="0xC310"</text:p>
      <text:p text:style-name="P41">~/trbsoft/daqtools/tools/adc.pl $FPGA init</text:p>
      <text:p text:style-name="P41"><text:soft-page-break/></text:p>
      <text:p text:style-name="P41">trbcmd w $FPGA 0xa010 $Samples <text:s text:c="3"/><text:tab/><text:tab/>#Buffer depth</text:p>
      <text:p text:style-name="P41">trbcmd w $FPGA 0xa011 $SamplesAfterTrigger <text:s text:c="5"/>#Samples after trigger</text:p>
      <text:p text:style-name="P41">trbcmd w $FPGA 0xa012 1 <text:s text:c="10"/><text:tab/><text:tab/>#Process blocks</text:p>
      <text:p text:style-name="P41">trbcmd w $FPGA 0xa013 $Threshold_Ch9 <text:s text:c="2"/><text:tab/>#Trigger offset, invert</text:p>
      <text:p text:style-name="P41">trbcmd w $FPGA 0xa014 0 <text:s text:c="10"/>#Readout offset</text:p>
      <text:p text:style-name="P41">trbcmd w $FPGA 0xa015 1 <text:s text:c="10"/>#Downsampling</text:p>
      <text:p text:style-name="P41">trbcmd w $FPGA 0xa016 8 <text:s text:c="10"/>#Baseline</text:p>
      <text:p text:style-name="P41">#trbcmd w $FPGA 0xa017 0x30000000 <text:s/>#Trigger Enable ch31-00</text:p>
      <text:p text:style-name="P41">#trbcmd w $FPGA 0xa018 0x0000 <text:s text:c="5"/>#Trigger Enable ch47-32</text:p>
      <text:p text:style-name="P41">trbcmd w $FPGA 0xa017 0x30000 <text:s text:c="5"/>#Trigger Enable ch31-00 <text:s text:c="2"/>JM: Hardware channels 16 and 17</text:p>
      <text:p text:style-name="P41">trbcmd w $FPGA 0xa018 0x0<text:tab/> <text:s text:c="2"/>#Trigger Enable ch47-32</text:p>
      <text:p text:style-name="P41">trbcmd w $FPGA 0xa01a 0x00000000 <text:s/>#Channel disable ch31-00, all channels except ch0</text:p>
      <text:p text:style-name="P41">trbcmd w $FPGA 0xa01b 0x0000 <text:s text:c="5"/>#Channel disable ch47-32</text:p>
      <text:p text:style-name="P41">trbcmd w $FPGA 0xa01c 0 <text:s text:c="10"/>#Processing mode 0=BlockMode, 1=PSA, 2=CFD</text:p>
      <text:p text:style-name="P41"># ignore CFD stuff</text:p>
      <text:p text:style-name="P41">#trbcmd w $FPGA 0xa01d 0x340 <text:s text:c="6"/>#CFD delay is 3, CFD window 64=0x40</text:p>
      <text:p text:style-name="P41"/>
      <text:p text:style-name="P41">trbcmd w $FPGA 0xa020 1 <text:s text:c="10"/>#Sum values</text:p>
      <text:p text:style-name="P41">trbcmd w $FPGA 0xa021 1 <text:s text:c="10"/>#Sum values</text:p>
      <text:p text:style-name="P41">trbcmd w $FPGA 0xa022 1 <text:s text:c="10"/>#Sum values</text:p>
      <text:p text:style-name="P41">trbcmd w $FPGA 0xa023 1 <text:s text:c="10"/>#Sum values</text:p>
      <text:p text:style-name="P41">trbcmd w $FPGA 0xa024 $Samples <text:s text:c="3"/>#word count</text:p>
      <text:p text:style-name="P41">trbcmd w $FPGA 0xa025 0 <text:s text:c="10"/>#word count</text:p>
      <text:p text:style-name="P41">trbcmd w $FPGA 0xa026 0 <text:s text:c="10"/>#word count</text:p>
      <text:p text:style-name="P41">trbcmd w $FPGA 0xa027 0 <text:s text:c="10"/>#word count</text:p>
      <text:p text:style-name="P41"/>
      <text:p text:style-name="P41">trbcmd w $FPGA 0xa000 0x100 <text:s text:c="6"/>#Reset Baseline</text:p>
      <text:p text:style-name="P41"/>
      <text:p text:style-name="P41"># Second ADC</text:p>
      <text:p text:style-name="P41">FPGA1="0xC311"</text:p>
      <text:p text:style-name="P41">~/trbsoft/daqtools/tools/adc.pl $FPGA1 init</text:p>
      <text:p text:style-name="P41"/>
      <text:p text:style-name="P41">trbcmd w $FPGA1 0xa010 $Samples <text:s text:c="3"/><text:tab/><text:tab/>#Buffer depth</text:p>
      <text:p text:style-name="P41">trbcmd w $FPGA1 0xa011 $SamplesAfterTrigger <text:s text:c="5"/>#Samples after trigger</text:p>
      <text:p text:style-name="P41">trbcmd w $FPGA1 0xa012 1 <text:s text:c="10"/><text:tab/><text:tab/>#Process blocks</text:p>
      <text:p text:style-name="P41">trbcmd w $FPGA1 0xa013 $Threshold_Ch100 <text:s text:c="7"/><text:tab/>#Trigger offset, invert</text:p>
      <text:p text:style-name="P41">trbcmd w $FPGA1 0xa014 0 <text:s text:c="10"/>#Readout offset</text:p>
      <text:p text:style-name="P41">trbcmd w $FPGA1 0xa015 1 <text:s text:c="10"/>#Downsampling</text:p>
      <text:p text:style-name="P41">trbcmd w $FPGA1 0xa016 8 <text:s text:c="10"/>#Baseline</text:p>
      <text:p text:style-name="P41">#trbcmd w $FPGA1 0xa017 0x30000000 <text:s/>#Trigger Enable ch31-00</text:p>
      <text:p text:style-name="P41">#trbcmd w $FPGA1 0xa018 0x0000 <text:s text:c="5"/>#Trigger Enable ch47-32</text:p>
      <text:p text:style-name="P41">trbcmd w $FPGA1 0xa017 0x30000 <text:s text:c="5"/>#Trigger Enable ch31-00 <text:s/>JM: Hardware channels 64 and 65</text:p>
      <text:p text:style-name="P41">trbcmd w $FPGA1 0xa018 0x0 <text:s text:c="9"/>#Trigger Enable ch47-32</text:p>
      <text:p text:style-name="P41">trbcmd w $FPGA1 0xa01a 0x00000000 <text:s/>#Channel disable ch31-00, all channels except ch0</text:p>
      <text:p text:style-name="P41">trbcmd w $FPGA1 0xa01b 0x0000 <text:s text:c="5"/>#Channel disable ch47-32</text:p>
      <text:p text:style-name="P41">trbcmd w $FPGA1 0xa01c 0 <text:s text:c="10"/>#Processing mode 0=BlockMode, 1=PSA, 2=CFD</text:p>
      <text:p text:style-name="P41"># ignore CFD stuff</text:p>
      <text:p text:style-name="P41">#trbcmd w $FPGA 0xa01d 0x340 <text:s text:c="6"/>#CFD delay is 3, CFD window 64=0x40</text:p>
      <text:p text:style-name="P41"/>
      <text:p text:style-name="P41">trbcmd w $FPGA1 0xa020 1 <text:s text:c="10"/>#Sum values</text:p>
      <text:p text:style-name="P41">trbcmd w $FPGA1 0xa021 1 <text:s text:c="10"/>#Sum values</text:p>
      <text:p text:style-name="P41">trbcmd w $FPGA1 0xa022 1 <text:s text:c="10"/>#Sum values</text:p>
      <text:p text:style-name="P41">trbcmd w $FPGA1 0xa023 1 <text:s text:c="10"/>#Sum values</text:p>
      <text:p text:style-name="P41">trbcmd w $FPGA1 0xa024 $Samples <text:s text:c="3"/>#word count</text:p>
      <text:p text:style-name="P41">trbcmd w $FPGA1 0xa025 0 <text:s text:c="10"/>#word count</text:p>
      <text:p text:style-name="P41">trbcmd w $FPGA1 0xa026 0 <text:s text:c="10"/>#word count</text:p>
      <text:p text:style-name="P41">trbcmd w $FPGA1 0xa027 0 <text:s text:c="10"/>#word count</text:p>
      <text:p text:style-name="P41"/>
      <text:p text:style-name="P41">trbcmd w $FPGA1 0xa000 0x100 <text:s text:c="6"/>#Reset Baseline</text:p>
      <text:p text:style-name="P41"># Second ADC Done</text:p>
      <text:p text:style-name="P41"/>
      <text:p text:style-name="P41"/>
      <text:p text:style-name="P41">#CTS_GUI</text:p>
      <text:p text:style-name="P41">echo "Launching cts_gui"</text:p>
      <text:p text:style-name="P41">pkill -f "perl $HOME/trbsoft/daqtools/web/cts_gui"</text:p>
      <text:p text:style-name="P41">cd $HOME/trbsoft/daqtools/web/</text:p>
      <text:p text:style-name="P41">$HOME/trbsoft/daqtools/web/cts_gui &amp;</text:p>
      <text:p text:style-name="P41"><text:soft-page-break/></text:p>
      <text:p text:style-name="P41"><text:s text:c="4"/>#echo "Launching cts_gui"</text:p>
      <text:p text:style-name="P41"><text:s text:c="4"/>#pkill -f "perl /home/odroid/trbsoft/daqtools/web/cts_gui"</text:p>
      <text:p text:style-name="P41"><text:s text:c="4"/>#cd /home/odroid/trbsoft/daqtools/web/</text:p>
      <text:p text:style-name="P41"><text:s text:c="4"/>#/home/odroid/trbsoft/daqtools/web/cts_gui &amp;</text:p>
      <text:p text:style-name="P41"/>
      <text:p text:style-name="P41">#xterm -display :1 -hold -geometry 105x60 +sb -e '$HOME/trbsoft/daqtools/web/cts_gui --noopenxterm'</text:p>
      <text:p text:style-name="P41"/>
      <text:p text:style-name="P41">cd - #JM: to return to the directory in which the previous command was executed</text:p>
      <text:p text:style-name="P41">#Load CTS configuration</text:p>
      <text:p text:style-name="P41">sh ./cts-dump.sh</text:p>
      <text:p text:style-name="P40"/>
      <text:p text:style-name="P40"/>
      <text:p text:style-name="P6">→<text:span text:style-name="T49"> </text:span><text:span text:style-name="T50">Perl </text:span><text:span text:style-name="T51">scripts</text:span></text:p>
      <text:p text:style-name="P16">/<text:span text:style-name="T52">home/odroid/trbsoft/userscripts/trb49/</text:span></text:p>
      <text:p text:style-name="P9"/>
      <text:p text:style-name="P9"><text:span text:style-name="T53"><text:tab/>1. </text:span><text:span text:style-name="T6">Script </text:span>check_ping.pl</text:p>
      <text:p text:style-name="P9"><text:tab/><text:tab/><text:span text:style-name="T7">Checks the avaibility of the communication with TRB3 board (</text:span><text:span text:style-name="T43">among other things</text:span><text:span text:style-name="T7">)</text:span></text:p>
      <text:p text:style-name="P17"/>
      <text:p text:style-name="P9"><text:span text:style-name="T53"><text:tab/>2. </text:span><text:span text:style-name="T6">Script </text:span>trbreset_loop.pl</text:p>
      <text:p text:style-name="P16"><text:tab/><text:tab/><text:span text:style-name="T54">Starts by reseting the TRB3 board.</text:span></text:p>
      <text:p text:style-name="P16"><text:tab/><text:tab/><text:span text:style-name="T54">Inquires the name of the available ‘endpoints’ (FPGAs), including the central/controller one (usually called 0x8000).</text:span></text:p>
      <text:p text:style-name="P9"/>
      <text:p text:style-name="P10"><text:span text:style-name="T55">→ Three </text:span>Perl database<text:span text:style-name="T55">s</text:span></text:p>
      <text:p text:style-name="P9"><text:span text:style-name="T3">/</text:span><text:span text:style-name="T8">home/odroid/trbsoft/userscripts/trb49/</text:span><text:span text:style-name="T52">db</text:span></text:p>
      <text:p text:style-name="P9"/>
      <text:p text:style-name="P11"><text:tab/>1. <text:span text:style-name="T3">register_configgbe_ip.db</text:span></text:p>
      <text:p text:style-name="P18"/>
      <text:p text:style-name="P3">###########################################################################################</text:p>
      <text:p text:style-name="P3">#Eventbuilders:</text:p>
      <text:p text:style-name="P3"># EB 0: <text:s text:c="2"/>kp1pc105 <text:s/>eth1 <text:s/>00:1B:21:43:97:EA 192.168.0.2 ports 50000 - 50099</text:p>
      <text:p text:style-name="P3"/>
      <text:p text:style-name="P3">!Register table</text:p>
      <text:p text:style-name="P3"># <text:s/>Type <text:s/># <text:s text:c="2"/>C0 <text:s text:c="2"/># <text:s text:c="2"/>C1 <text:s text:c="2"/># <text:s text:c="2"/>C2 <text:s text:c="2"/># <text:s text:c="2"/>C3 <text:s text:c="2"/># <text:s text:c="2"/>C4 <text:s text:c="2"/># <text:s text:c="2"/>C5 <text:s text:c="2"/># <text:s text:c="2"/>C6 <text:s text:c="2"/># <text:s text:c="2"/>C7 <text:s text:c="2"/># <text:s text:c="2"/>C8 <text:s text:c="2"/>#</text:p>
      <text:p text:style-name="P3">###########################################################################################</text:p>
      <text:p text:style-name="P3">#new memory locations</text:p>
      <text:p text:style-name="P3"><text:s text:c="6"/>0 <text:s text:c="4"/>0x8100 <text:s text:c="2"/>0x8101 <text:s text:c="2"/>0x8102 <text:s text:c="2"/>0x8103 <text:s text:c="2"/>0x8104 <text:s text:c="2"/>0x8105 <text:s text:c="2"/>0x8106 <text:s text:c="2"/>0x8107 <text:s text:c="2"/>0x8108</text:p>
      <text:p text:style-name="P3"><text:s text:c="6"/>1 <text:s text:c="4"/>0x8110 <text:s text:c="2"/>0x8111 <text:s text:c="2"/>0x8112 <text:s text:c="2"/>0x8113 <text:s text:c="2"/>0x8114 <text:s text:c="2"/>0x8115 <text:s text:c="2"/>0x8116 <text:s text:c="2"/>0x8117 <text:s text:c="2"/>0x8118</text:p>
      <text:p text:style-name="P3"><text:s text:c="6"/>2 <text:s text:c="4"/>0x8120 <text:s text:c="2"/>0x8121 <text:s text:c="2"/>0x8122 <text:s text:c="2"/>0x8123 <text:s text:c="2"/>0x8124 <text:s text:c="2"/>0x8125 <text:s text:c="2"/>0x8126 <text:s text:c="2"/>0x8127 <text:s text:c="2"/>0x8128</text:p>
      <text:p text:style-name="P3"><text:s text:c="6"/>3 <text:s text:c="4"/>0x8130 <text:s text:c="2"/>0x8131 <text:s text:c="2"/>0x8132 <text:s text:c="2"/>0x8133 <text:s text:c="2"/>0x8134 <text:s text:c="2"/>0x8135 <text:s text:c="2"/>0x8136 <text:s text:c="2"/>0x8137 <text:s text:c="2"/>0x8138</text:p>
      <text:p text:style-name="P3"><text:s text:c="6"/>4 <text:s text:c="4"/>0x8140 <text:s text:c="2"/>0x8141 <text:s text:c="2"/>0x8142 <text:s text:c="2"/>0x8143 <text:s text:c="2"/>0x8144 <text:s text:c="2"/>0x8145 <text:s text:c="2"/>0x8146 <text:s text:c="2"/>0x8147 <text:s text:c="2"/>0x8148</text:p>
      <text:p text:style-name="P3"><text:s text:c="6"/>5 <text:s text:c="4"/>0x8150 <text:s text:c="2"/>0x8151 <text:s text:c="2"/>0x8152 <text:s text:c="2"/>0x8153 <text:s text:c="2"/>0x8154 <text:s text:c="2"/>0x8155 <text:s text:c="2"/>0x8156 <text:s text:c="2"/>0x8157 <text:s text:c="2"/>0x8158</text:p>
      <text:p text:style-name="P3"><text:s text:c="6"/>6 <text:s text:c="4"/>0x8160 <text:s text:c="2"/>0x8161 <text:s text:c="2"/>0x8162 <text:s text:c="2"/>0x8163 <text:s text:c="2"/>0x8164 <text:s text:c="2"/>0x8165 <text:s text:c="2"/>0x8166 <text:s text:c="2"/>0x8167 <text:s text:c="2"/>0x8168</text:p>
      <text:p text:style-name="P3"><text:s text:c="6"/>7 <text:s text:c="4"/>0x8170 <text:s text:c="2"/>0x8171 <text:s text:c="2"/>0x8172 <text:s text:c="2"/>0x8173 <text:s text:c="2"/>0x8174 <text:s text:c="2"/>0x8175 <text:s text:c="2"/>0x8176 <text:s text:c="2"/>0x8177 <text:s text:c="2"/>0x8178</text:p>
      <text:p text:style-name="P3"><text:s text:c="6"/>8 <text:s text:c="4"/>0x8180 <text:s text:c="2"/>0x8181 <text:s text:c="2"/>0x8182 <text:s text:c="2"/>0x8183 <text:s text:c="2"/>0x8184 <text:s text:c="2"/>0x8185 <text:s text:c="2"/>0x8186 <text:s text:c="2"/>0x8187 <text:s text:c="2"/>0x8188</text:p>
      <text:p text:style-name="P3"><text:s text:c="6"/>9 <text:s text:c="4"/>0x8190 <text:s text:c="2"/>0x8191 <text:s text:c="2"/>0x8192 <text:s text:c="2"/>0x8193 <text:s text:c="2"/>0x8194 <text:s text:c="2"/>0x8195 <text:s text:c="2"/>0x8196 <text:s text:c="2"/>0x8197 <text:s text:c="2"/>0x8198</text:p>
      <text:p text:style-name="P3"><text:s text:c="4"/>10 <text:s text:c="4"/>0x81A0 <text:s text:c="2"/>0x81A1 <text:s text:c="2"/>0x81A2 <text:s text:c="2"/>0x81A3 <text:s text:c="2"/>0x81A4 <text:s text:c="2"/>0x81A5 <text:s text:c="2"/>0x81A6 <text:s text:c="2"/>0x81A7 <text:s text:c="2"/>0x81A8</text:p>
      <text:p text:style-name="P3"><text:s text:c="4"/>11 <text:s text:c="4"/>0x81B0 <text:s text:c="2"/>0x81B1 <text:s text:c="2"/>0x81B2 <text:s text:c="2"/>0x81B3 <text:s text:c="2"/>0x81B4 <text:s text:c="2"/>0x81B5 <text:s text:c="2"/>0x81B6 <text:s text:c="2"/>0x81B7 <text:s text:c="2"/>0x81B8</text:p>
      <text:p text:style-name="P3"><text:s text:c="4"/>12 <text:s text:c="4"/>0x81C0 <text:s text:c="2"/>0x81C1 <text:s text:c="2"/>0x81C2 <text:s text:c="2"/>0x81C3 <text:s text:c="2"/>0x81C4 <text:s text:c="2"/>0x81C5 <text:s text:c="2"/>0x81C6 <text:s text:c="2"/>0x81C7 <text:s text:c="2"/>0x81C8</text:p>
      <text:p text:style-name="P3"><text:s text:c="4"/>13 <text:s text:c="4"/>0x81D0 <text:s text:c="2"/>0x81D1 <text:s text:c="2"/>0x81D2 <text:s text:c="2"/>0x81D3 <text:s text:c="2"/>0x81D4 <text:s text:c="2"/>0x81D5 <text:s text:c="2"/>0x81D6 <text:s text:c="2"/>0x81D7 <text:s text:c="2"/>0x81D8</text:p>
      <text:p text:style-name="P3"><text:s text:c="4"/>14 <text:s text:c="4"/>0x81E0 <text:s text:c="2"/>0x81E1 <text:s text:c="2"/>0x81E2 <text:s text:c="2"/>0x81E3 <text:s text:c="2"/>0x81E4 <text:s text:c="2"/>0x81E5 <text:s text:c="2"/>0x81E6 <text:s text:c="2"/>0x81E7 <text:s text:c="2"/>0x81E8</text:p>
      <text:p text:style-name="P3"><text:s text:c="4"/>15 <text:s text:c="4"/>0x81F0 <text:s text:c="2"/>0x81F1 <text:s text:c="2"/>0x81F2 <text:s text:c="2"/>0x81F3 <text:s text:c="2"/>0x81F4 <text:s text:c="2"/>0x81F5 <text:s text:c="2"/>0x81F6 <text:s text:c="2"/>0x81F7 <text:s text:c="2"/>0x81F8</text:p>
      <text:p text:style-name="P3"/>
      <text:p text:style-name="P3"/>
      <text:p text:style-name="P3">## Alberto/João Saraiva:</text:p>
      <text:p text:style-name="P3">#TRB12: <text:s/>DA7A 32E2D98D 10.0.1.135 -&gt;87</text:p>
      <text:p text:style-name="P3">#ODROID: 001E 0634FAB2 10.0.1.67 <text:s/>-&gt;43</text:p>
      <text:p text:style-name="P3"/>
      <text:p text:style-name="P3">## Gamma cameras group - B16</text:p>
      <text:p text:style-name="P3">#TRB49 (B16): 02:00:f8:00:be:18 10.0.0.49 -&gt; 49 in Hexadecimal = 31</text:p>
      <text:p text:style-name="P3">#ODROID B16: 00:1e:06:36:49:d0 10.0.0.1 -&gt; 1 in Hexadecimal = 1</text:p>
      <text:p text:style-name="P3">#JM Laptop: f0:79:59:2f:4e:ee 10.0.0.61 -&gt; 61 in Hexadecimal = 3D</text:p>
      <text:p text:style-name="P3">#B16 Linux PC: 14:cc:20:00:6c:61 10.0.0.65 -&gt; 65 in exadecimal = 41</text:p>
      <text:p text:style-name="P3"/>
      <text:p text:style-name="P3">!Value table</text:p>
      <text:p text:style-name="P3"># <text:s text:c="19"/>Dest MAC <text:s text:c="3"/>Dest MAC <text:s text:c="6"/>Dest IP <text:s text:c="4"/>Dest Port <text:s text:c="3"/>Src MAC <text:s text:c="4"/>Src MAC <text:s text:c="6"/>Src IP <text:s text:c="7"/>Src Port <text:s text:c="2"/>Packet Size</text:p>
      <text:p text:style-name="P3"># Hub <text:s text:c="3"/># <text:s/>Type <text:s/># <text:s text:c="4"/>C0 <text:s text:c="11"/># <text:s text:c="4"/>C1 <text:s text:c="8"/># <text:s text:c="4"/>C2 <text:s text:c="10"/># <text:s text:c="4"/>C3 <text:s text:c="7"/># <text:s text:c="4"/>C4 <text:s text:c="8"/># <text:s text:c="4"/>C5 <text:s text:c="6"/># <text:s text:c="4"/>C6 <text:s text:c="4"/># <text:s text:c="5"/>C7 <text:s text:c="4"/># <text:s text:c="4"/>C8 <text:s text:c="4"/>#</text:p>
      <text:p text:style-name="P3">###############################################################################################################</text:p>
      <text:p text:style-name="P3"/>
      <text:p text:style-name="P3">#0xc001 <text:s text:c="7"/>0 <text:s text:c="2"/>0x0634fab2 <text:s text:c="3"/>0x001e <text:s text:c="5"/>0x0a000143 <text:s text:c="4"/>50084 <text:s text:c="4"/>0x0634FAB2 <text:s text:c="3"/>0xda7a <text:s text:c="2"/>0x0a000187 <text:s text:c="5"/>0xc350 <text:s text:c="4"/>0x0578</text:p>
      <text:p text:style-name="P3">#0x8000 <text:s text:c="7"/>0 <text:s text:c="2"/>0x063649d0 <text:s text:c="2"/>0x001e <text:s text:c="4"/>0x0a000001 <text:s text:c="4"/>50084 <text:s text:c="4"/>0xf800be18 <text:s text:c="4"/>0x0200 <text:s text:c="2"/>0x0a000031 <text:s text:c="6"/>0xc350 <text:s text:c="4"/>0x0578</text:p>
      <text:p text:style-name="P3">#0x8000 <text:s text:c="7"/>0 <text:s text:c="2"/>0x592f4eee <text:s text:c="3"/>0xf079 <text:s text:c="5"/>0x0a00003D <text:s text:c="4"/>50084 <text:s text:c="4"/>0xf800be18 <text:s text:c="4"/>0x0200 <text:s text:c="2"/>0x0a000031 <text:s text:c="5"/>0xc350 <text:s text:c="4"/>0x0578 <text:s text:c="3"/># JM Laptop</text:p>
      <text:p text:style-name="P4"><text:span text:style-name="T3"><text:s/></text:span>0x8000 <text:s text:c="8"/>0 <text:s text:c="2"/>0x20006c61 <text:s text:c="3"/>0x14cc <text:s text:c="5"/>0x0a000041 <text:s text:c="4"/>50084 <text:s text:c="4"/>0xf800be18 <text:s text:c="4"/>0x0200 <text:s text:c="2"/>0x0a000031 <text:s text:c="5"/>0xc350 <text:s text:c="4"/>0x0578 <text:s text:c="3"/><text:span text:style-name="T56"># B16 Linux PC (delta)</text:span></text:p>
      <text:p text:style-name="P18"/>
      <text:p text:style-name="P11"><text:soft-page-break/></text:p>
      <text:p text:style-name="P11"><text:tab/>2. <text:span text:style-name="T3">register_configgbe.db</text:span></text:p>
      <text:p text:style-name="P18"/>
      <text:p text:style-name="P2">!Register table</text:p>
      <text:p text:style-name="P2"># <text:s/>Type <text:s/># <text:s text:c="2"/>C0 <text:s text:c="2"/># <text:s text:c="2"/>C1 <text:s text:c="2"/># <text:s text:c="2"/>C2 <text:s text:c="2"/># <text:s text:c="2"/>C3 <text:s text:c="2"/># <text:s text:c="2"/>C4 <text:s text:c="2"/># <text:s text:c="2"/>C5 <text:s text:c="2"/># <text:s text:c="2"/>C6 <text:s text:c="2"/># <text:s text:c="2"/>C7 <text:s text:c="2"/># <text:s text:c="2"/>C8 <text:s text:c="2"/># <text:s/>C9 <text:s text:c="2"/># <text:s/>C10</text:p>
      <text:p text:style-name="P2">###################################################################################</text:p>
      <text:p text:style-name="P2"><text:s text:c="5"/>0 <text:s text:c="4"/>0x8300 <text:s text:c="2"/>0x8305 <text:s text:c="2"/>0x8307 <text:s text:c="2"/>0x8308 <text:s text:c="2"/>0x830b <text:s text:c="2"/></text:p>
      <text:p text:style-name="P2"><text:s text:c="5"/>1 <text:s text:c="4"/>0x8301 <text:s text:c="2"/>0x8302 <text:s text:c="2"/>0x8304 <text:s text:c="2"/>0x8309 <text:s text:c="2"/>0x830c <text:s text:c="2"/>0x830e <text:s text:c="2"/>0x830f <text:s text:c="2"/>0x8310</text:p>
      <text:p text:style-name="P2"/>
      <text:p text:style-name="P2">!Value table</text:p>
      <text:p text:style-name="P2">#<text:tab/><text:tab/><text:tab/><text:tab/><text:tab/><text:tab/><text:tab/><text:tab/><text:tab/><text:tab/><text:tab/><text:tab/><text:tab/><text:tab/><text:tab/> <text:s text:c="31"/>Enable</text:p>
      <text:p text:style-name="P2"># <text:s text:c="19"/>SubEvtId <text:s text:c="5"/>UseGbE <text:s text:c="5"/>MultiQueue <text:s text:c="2"/>Trig. Num. <text:s/>InclTrgType <text:s/></text:p>
      <text:p text:style-name="P2"># Hub <text:s text:c="3"/># <text:s/>Type <text:s/># <text:s text:c="4"/>C0 <text:s text:c="4"/># <text:s text:c="4"/>C1 <text:s text:c="4"/># <text:s text:c="4"/>C2 <text:s text:c="4"/># <text:s text:c="3"/>C3 <text:s text:c="4"/># <text:s text:c="5"/>C4 <text:s text:c="5"/></text:p>
      <text:p text:style-name="P2">##################################################################################</text:p>
      <text:p text:style-name="P2"><text:s text:c="4"/>0x8000 <text:s text:c="5"/>0 <text:s text:c="6"/>0x8000 <text:s text:c="9"/>1 <text:s text:c="11"/>0 <text:s text:c="7"/>0xffffff <text:s text:c="8"/>1 <text:s text:c="5"/></text:p>
      <text:p text:style-name="P2"># <text:s/>0xc001 <text:s text:c="5"/>0 <text:s text:c="6"/>0xc001 <text:s text:c="9"/>1 <text:s text:c="11"/>0 <text:s text:c="7"/>0xffffff <text:s text:c="8"/>1 <text:s text:c="5"/></text:p>
      <text:p text:style-name="P2"># <text:s/>0xc002 <text:s text:c="5"/>0 <text:s text:c="6"/>0x8000 <text:s text:c="9"/>1 <text:s text:c="11"/>0 <text:s text:c="7"/>0xffffff <text:s text:c="8"/>1</text:p>
      <text:p text:style-name="P2"/>
      <text:p text:style-name="P2"/>
      <text:p text:style-name="P2">#These values to not need to be written - for completeness only <text:s/></text:p>
      <text:p text:style-name="P2"># <text:s text:c="19"/>SubEvtDec <text:s text:c="4"/>QueDec <text:s text:c="4"/>FrameSize <text:s text:c="2"/>RX enable <text:s text:c="3"/>SubEvtSize <text:s text:c="2"/>Evt/Queue <text:s text:c="3"/>QueueClose <text:s/>MaxQueueSize</text:p>
      <text:p text:style-name="P3"># Hub <text:s text:c="3"/># <text:s/>Type <text:s/># <text:s text:c="4"/>C0 <text:s text:c="4"/># <text:s text:c="4"/>C1 <text:s text:c="4"/># <text:s text:c="4"/>C2 <text:s text:c="3"/># <text:s text:c="4"/>C3 <text:s text:c="4"/># <text:s text:c="4"/>C4 <text:s text:c="4"/># <text:s text:c="4"/>C5 <text:s text:c="4"/># <text:s text:c="4"/>C6 <text:s text:c="4"/># <text:s text:c="4"/>C7 <text:s text:c="4"/>#</text:p>
      <text:p text:style-name="P3">#######################################################################################################</text:p>
      <text:p text:style-name="P3"># 0xff7f <text:s text:c="5"/>1 <text:s text:c="5"/>0x00020001 <text:s text:c="2"/>0x00030062 <text:s text:c="4"/>0x578 <text:s text:c="8"/>1 <text:s text:c="8"/>59800 <text:s text:c="8"/>200 <text:s text:c="7"/>32000 <text:s text:c="8"/>60000</text:p>
      <text:p text:style-name="P18"/>
      <text:p text:style-name="P11"><text:tab/></text:p>
      <text:p text:style-name="P11"><text:tab/>3. <text:span text:style-name="T3">register_configtdc.db</text:span></text:p>
      <text:p text:style-name="P9"/>
      <text:p text:style-name="P1"># TDC / <text:span text:style-name="T57">ADC </text:span>config registers</text:p>
      <text:p text:style-name="P1"/>
      <text:p text:style-name="P1">!Register table</text:p>
      <text:p text:style-name="P1"># <text:s/>Type <text:s/># <text:s text:c="2"/>C0 <text:s text:c="2"/># <text:s text:c="2"/>C1 <text:s text:c="2"/># <text:s text:c="2"/>C2 <text:s text:c="2"/># <text:s text:c="2"/>C3 <text:s text:c="2"/># <text:s text:c="2"/>C4 <text:s text:c="2"/># <text:s text:c="2"/>C5 <text:s text:c="2"/>#</text:p>
      <text:p text:style-name="P1">################################################################</text:p>
      <text:p text:style-name="P1"><text:s text:c="5"/>0 <text:s text:c="4"/>0xc800 <text:s text:c="2"/>0xc801 <text:s text:c="2"/>0xc802 <text:s text:c="2"/>0xc803 <text:s text:c="2"/>0xc804 <text:s text:c="2"/>0xc805</text:p>
      <text:p text:style-name="P1"/>
      <text:p text:style-name="P1">!Value table</text:p>
      <text:p text:style-name="P1"># <text:s text:c="19"/>Gnl Conf <text:s text:c="3"/>Trg Window <text:s text:c="2"/>Ch En 1-32 <text:s text:c="2"/>Ch En 33-64 RingBufSize <text:s text:c="3"/>Invert</text:p>
      <text:p text:style-name="P1"># TDC <text:s text:c="3"/># <text:s/>Type <text:s/># <text:s text:c="4"/>C0 <text:s text:c="4"/># <text:s text:c="4"/>C1 <text:s text:c="4"/># <text:s text:c="4"/>C2 <text:s text:c="4"/># <text:s text:c="4"/>C3 <text:s text:c="4"/># <text:s text:c="4"/>C4 <text:s text:c="3"/># <text:s text:c="4"/>C5 <text:s text:c="4"/>#</text:p>
      <text:p text:style-name="P1">###########################################################################################</text:p>
      <text:p text:style-name="P1"/>
      <text:p text:style-name="P1">#0xA001<text:tab/> <text:s text:c="5"/>0 <text:s text:c="2"/>0x00000000 <text:s text:c="2"/>0x80640064 <text:s text:c="2"/>0x3fffffff <text:s text:c="2"/>0x00000000 <text:s text:c="2"/>0x0000007c <text:s text:c="2"/>0x00000000 <text:s text:c="5"/># TRISTAN</text:p>
      <text:p text:style-name="P1">#0xA002 <text:s text:c="6"/>0 <text:s text:c="2"/>0x00000000 <text:s text:c="2"/>0x80640064 <text:s text:c="2"/>0x3fffffff <text:s text:c="2"/>0x00000000 <text:s text:c="2"/>0x0000007c <text:s text:c="2"/>0x00000000 <text:s text:c="5"/># TRISTAN</text:p>
      <text:p text:style-name="P1">#0xA003 <text:s text:c="6"/>0 <text:s text:c="2"/>0x00000000 <text:s text:c="2"/>0x80640064 <text:s text:c="2"/>0x3fffffff <text:s text:c="2"/>0x00000000 <text:s text:c="2"/>0x0000007c <text:s text:c="2"/>0x00000000 <text:s text:c="5"/># TRISTAN</text:p>
      <text:p text:style-name="P1"/>
      <text:p text:style-name="P1">0xC310 <text:s text:c="6"/>0 <text:s text:c="2"/>0x00000000<text:tab/> <text:s/>0x80640064 <text:s text:c="2"/>0x3fffffff <text:s text:c="2"/>0x00000000 <text:s text:c="2"/>0x0000007c <text:s text:c="2"/>0x00000000 <text:s text:c="5"/># ADC1</text:p>
      <text:p text:style-name="P1">0xC311 <text:s text:c="6"/>0 <text:s text:c="2"/>0x00000000<text:tab/> <text:s/>0x80640064 <text:s text:c="2"/>0x3fffffff <text:s text:c="2"/>0x00000000 <text:s text:c="2"/>0x0000007c <text:s text:c="2"/>0x00000000 <text:s text:c="5"/># AD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o Light" svg:font-family="'Lato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1.663cm" fo:margin-bottom="0.52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71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3:34:34.325387273</meta:creation-date>
    <dc:date>2019-02-18T13:58:03.339079348</dc:date>
    <meta:editing-duration>PT11M48S</meta:editing-duration>
    <meta:editing-cycles>2</meta:editing-cycles>
    <meta:generator>LibreOffice/6.0.7.3$Linux_X86_64 LibreOffice_project/00m0$Build-3</meta:generator>
    <meta:document-statistic meta:table-count="0" meta:image-count="0" meta:object-count="0" meta:page-count="6" meta:paragraph-count="264" meta:word-count="1998" meta:character-count="16392" meta:non-whitespace-character-count="12665"/>
  </office:meta>
</office:document-meta>
</file>